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n" fo:country="US" fo:font-weight="bold" style:language-asian="ja" style:country-asian="JP" style:font-weight-asian="bold" style:font-name-complex="Arial1"/>
    </style:style>
    <style:style style:name="P2" style:family="paragraph" style:parent-style-name="Standard">
      <style:text-properties style:font-name="Arial" fo:language="en" fo:country="US" fo:font-weight="bold" style:language-asian="ja" style:country-asian="JP" style:font-weight-asian="bold" style:font-name-complex="Arial1" style:font-weight-complex="bold"/>
    </style:style>
    <style:style style:name="P3" style:family="paragraph" style:parent-style-name="Standard">
      <style:text-properties style:font-name="Arial" fo:language="en" fo:country="US" style:language-asian="ja" style:country-asian="JP" style:font-name-complex="Arial1"/>
    </style:style>
    <style:style style:name="P4" style:family="paragraph" style:parent-style-name="Standard">
      <style:text-properties style:font-name="Arial" fo:language="en" fo:country="US" fo:font-style="italic" style:language-asian="ja" style:country-asian="JP" style:font-style-asian="italic" style:font-name-complex="Arial1" style:font-style-complex="italic"/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  <style:text-properties style:font-name="Arial" fo:language="en" fo:country="US" style:language-asian="ja" style:country-asian="JP" style:font-name-complex="Arial1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language="en" fo:country="US" fo:font-weight="bold" style:language-asian="ja" style:country-asian="JP" style:font-weight-asian="bold" style:font-name-complex="Arial1"/>
    </style:style>
    <style:style style:name="T2" style:family="text">
      <style:text-properties style:font-name="Arial" fo:language="en" fo:country="US" fo:font-weight="bold" style:language-asian="ja" style:country-asian="JP" style:font-weight-asian="bold" style:font-name-complex="Arial1" style:font-weight-complex="bold"/>
    </style:style>
    <style:style style:name="T3" style:family="text">
      <style:text-properties style:font-name="Arial" fo:language="en" fo:country="US" style:language-asian="ja" style:country-asian="JP" style:font-name-complex="Arial1"/>
    </style:style>
    <style:style style:name="T4" style:family="text">
      <style:text-properties style:font-name="Arial" fo:language="en" fo:country="US" officeooo:rsid="00089b8b" style:language-asian="ja" style:country-asian="JP" style:font-name-complex="Arial1"/>
    </style:style>
    <style:style style:name="T5" style:family="text">
      <style:text-properties style:font-name="Arial" fo:language="en" fo:country="US" officeooo:rsid="000cd7ac" style:language-asian="ja" style:country-asian="JP" style:font-name-complex="Arial1"/>
    </style:style>
    <style:style style:name="T6" style:family="text">
      <style:text-properties style:font-name="Arial" fo:language="en" fo:country="US" fo:font-style="italic" style:language-asian="ja" style:country-asian="JP" style:font-style-asian="italic" style:font-name-complex="Arial1" style:font-style-complex="italic"/>
    </style:style>
    <style:style style:name="T7" style:family="text">
      <style:text-properties style:font-name="Arial" fo:language="en" fo:country="US" style:font-name-complex="Arial1"/>
    </style:style>
    <style:style style:name="T8" style:family="text">
      <style:text-properties style:font-name="Arial" style:font-name-asian="Times New Roman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ITALO MANRIQUE WEBSITE </text:span></text:p>
      <text:p text:style-name="Standard"><text:span text:style-name="T1">23 June 2018</text:span></text:p>
      <text:p text:style-name="P1"/>
      <text:p text:style-name="P1"/>
      <text:p text:style-name="Standard"><text:span text:style-name="T1">Home</text:span></text:p>
      <text:p text:style-name="P3"/>
      <text:p text:style-name="Standard"><text:span text:style-name="T3">Inspirational domestic ceramics for everyday use</text:span></text:p>
      <text:p text:style-name="P3"/>
      <text:p text:style-name="P3"/>
      <text:p text:style-name="Standard"><text:span text:style-name="T6">———————————————————-</text:span></text:p>
      <text:p text:style-name="P4"/>
      <text:p text:style-name="Standard"><text:span text:style-name="T1">About</text:span></text:p>
      <text:p text:style-name="P4"/>
      <text:p text:style-name="Standard"><text:span text:style-name="T3">Born in Colombia, South America, I originally trained as a graphic designer and illustrator. I then spent the first ten years of my career working as an art director and later, as creative director for a leading advertising agency in Bogotá, Colombia. </text:span></text:p>
      <text:p text:style-name="P3"/>
      <text:p text:style-name="Standard"><text:span text:style-name="T3">In 1982, I moved to London and retrained as a sculptor, but also found myself working in painting, printmaking and ceramics. Recently, I have started focusing on ceramics, creating small quantities of vessels for use in everyday domestic rituals. Clay allows me to combine my skill and experience as a designer, sculptor and painter to create beautiful but utilitarian sculptural objects.</text:span></text:p>
      <text:p text:style-name="P3"/>
      <text:p text:style-name="Standard"><text:span text:style-name="T3">Ancient objects inform my work, giving rise to surprisingly modern characteristics and unusual juxtapositions of form, where one shape might fluidly transform into another, undermining one’s preconceptions of what a domestic object should look like. </text:span></text:p>
      <text:p text:style-name="P3"/>
      <text:p text:style-name="Standard"><text:span text:style-name="T3">My attention to detail is meticulous, whether it’s the carefully planned construction, the search for perfect proportions or the restrained surface decoration; it all helps to define the individual personality of the piece. </text:span></text:p>
      <text:p text:style-name="P3"/>
      <text:p text:style-name="Standard"><text:span text:style-name="T3">It’s often said that my work has a distinctly sensual quality, and perhaps this is why people find them such a joy to own and irresistible to handle.</text:span>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oft-page-break/><text:span text:style-name="T1">Gallery</text:span></text:p>
      <text:p text:style-name="P3"/>
      <text:p text:style-name="Standard"><text:span text:style-name="T3">Teapots</text:span></text:p>
      <text:p text:style-name="Standard"><text:span text:style-name="T3">Cups</text:span></text:p>
      <text:p text:style-name="Standard"><text:span text:style-name="T3">Jugs</text:span></text:p>
      <text:p text:style-name="Standard"><text:span text:style-name="T3">Bowls</text:span></text:p>
      <text:p text:style-name="Standard"><text:span text:style-name="T3">Vases</text:span></text:p>
      <text:p text:style-name="P3"/>
      <text:p text:style-name="P3"/>
      <text:p text:style-name="Standard"><text:span text:style-name="T3">————————————————————————————————————</text:span></text:p>
      <text:p text:style-name="P3"/>
      <text:p text:style-name="P3"/>
      <text:p text:style-name="Standard"><text:span text:style-name="T1">Contact</text:span></text:p>
      <text:p text:style-name="P3"/>
      <text:p text:style-name="Standard"><text:span text:style-name="T3">You can commission any of the pieces marked (commission only) on the gallery pages. However, I would be delighted to discuss any project or object you might have in mind.</text:span></text:p>
      <text:p text:style-name="P3"/>
      <text:p text:style-name="Standard"><text:span text:style-name="T3">Please note that most of my ceramics are not cast but individually hand-made and, therefore, may take several weeks to produce.</text:span></text:p>
      <text:p text:style-name="P3"/>
      <text:p text:style-name="P3"/>
      <text:p text:style-name="Standard"><text:span text:style-name="T2">Italo Manrique </text:span></text:p>
      <text:p text:style-name="Standard"><text:span text:style-name="T3">Tel: +44 (0)20 8699 5574 </text:span></text:p>
      <text:p text:style-name="Standard"><text:span text:style-name="T3">Email: ceramics</text:span><text:span text:style-name="T7">@</text:span><text:a xlink:type="simple" xlink:href="http://italomanrique.co.uk/" text:style-name="Internet_20_link" text:visited-style-name="Visited_20_Internet_20_Link">italomanrique.co.uk</text:a><text:span text:style-name="T3"> </text:span></text:p>
      <text:p text:style-name="P3"/>
      <text:p text:style-name="P3"/>
      <text:p text:style-name="Standard"><text:span text:style-name="T3">Graphic design: </text:span><text:a xlink:type="simple" xlink:href="http://www.chrisdrakedesign.com/" text:style-name="Internet_20_link" text:visited-style-name="Visited_20_Internet_20_Link">Chris Drake</text:a><text:span text:style-name="T3"> Design</text:span></text:p>
      <text:p text:style-name="Standard"><text:span text:style-name="T3">Webmaster: </text:span><text:a xlink:type="simple" xlink:href="http://www.megasoftware.co.uk/" text:style-name="Internet_20_link" text:visited-style-name="Visited_20_Internet_20_Link">Oscar Manrique</text:a><text:span text:style-name="T3"> (Ver 3.0 July 2018)</text:span></text:p>
      <text:p text:style-name="Standard"><text:span text:style-name="T3">Objects and photographs © Italo Manrique 2018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oft-page-break/><text:span text:style-name="T1">TEAPOTS</text:span></text:p>
      <text:p text:style-name="P3"/>
      <text:p text:style-name="P3"/>
      <text:p text:style-name="Standard"><text:span text:style-name="T2">TEA BOY teapot</text:span><text:span text:style-name="T3">: porcelain, burnished exterior, pale blue glaze interior.</text:span></text:p>
      <text:p text:style-name="Standard"><text:span text:style-name="T3">(W255mm D120mm H135mm)</text:span></text:p>
      <text:p text:style-name="Standard"><text:span text:style-name="T2">Price:</text:span><text:span text:style-name="T3"> £240 + pp</text:span></text:p>
      <text:p text:style-name="P3"/>
      <text:p text:style-name="Standard"><text:span text:style-name="T2">BOWERY teapot</text:span><text:span text:style-name="T3">: earthenware, black &amp; white slip decoration, transparent glaze.</text:span></text:p>
      <text:p text:style-name="Standard"><text:span text:style-name="T3">(W255mm D135mm H125mm)</text:span></text:p>
      <text:p text:style-name="Standard"><text:span text:style-name="T2">Price:</text:span><text:span text:style-name="T3"> Teapot £380 + pp </text:span></text:p>
      <text:p text:style-name="P3"/>
      <text:p text:style-name="Standard"><text:span text:style-name="T2">MITE teapot:</text:span><text:span text:style-name="T3"> Limoges porcelain, burnished exterior, blue glaze interior.</text:span></text:p>
      <text:p text:style-name="Standard"><text:span text:style-name="T3">(W170mm D125mm H140mm)</text:span></text:p>
      <text:p text:style-name="Standard"><text:span text:style-name="T2">Price: </text:span><text:span text:style-name="T3">£240 + pp</text:span></text:p>
      <text:p text:style-name="P3"/>
      <text:p text:style-name="Standard"><text:span text:style-name="T2">CARRARA teapot</text:span><text:span text:style-name="T3">: white stoneware, matt off-white glaze. </text:span></text:p>
      <text:p text:style-name="Standard"><text:span text:style-name="T3">(W230mm D130mm H110mm)</text:span></text:p>
      <text:p text:style-name="Standard"><text:span text:style-name="T2">Price: </text:span><text:span text:style-name="T3">£240 + pp</text:span></text:p>
      <text:p text:style-name="P3"/>
      <text:p text:style-name="Standard"><text:span text:style-name="T2">MALLARD teapot:</text:span><text:span text:style-name="T3"> stoneware paper flax clay, red speckled glaze. </text:span></text:p>
      <text:p text:style-name="Standard"><text:span text:style-name="T3">(W205mm D123mm H120mm) </text:span></text:p>
      <text:p text:style-name="Standard"><text:span text:style-name="T2">Price: </text:span><text:span text:style-name="T3">Tea pot £210 + pp</text:span></text:p>
      <text:p text:style-name="P3"/>
      <text:p text:style-name="Standard"><text:span text:style-name="T2">PECAS teapot: </text:span><text:span text:style-name="T3">stoneware, white tin glaze interior and </text:span><text:span text:style-name="T8">translucent</text:span><text:span text:style-name="T3"> blue wash exterior. </text:span></text:p>
      <text:p text:style-name="Standard"><text:span text:style-name="T3">(W280mm D170mm H155mm) </text:span></text:p>
      <text:p text:style-name="Standard"><text:span text:style-name="T3">NFS</text:span></text:p>
      <text:p text:style-name="P3"/>
      <text:p text:style-name="Standard"><text:span text:style-name="T2">AUTUMN teapot: </text:span><text:span text:style-name="T3">stoneware, white tin glaze interior, translucent green glaze wash exterior. </text:span></text:p>
      <text:p text:style-name="Standard"><text:span text:style-name="T3">(W250mm D150mm H135mm) </text:span></text:p>
      <text:p text:style-name="Standard"><text:span text:style-name="T3">NFS</text:span></text:p>
      <text:p text:style-name="P3"/>
      <text:p text:style-name="Standard"><text:span text:style-name="T2">NIGHT teapot: </text:span><text:span text:style-name="T3">terracotta earthenware, translucent dark blue and opaque blue grey glazes.</text:span></text:p>
      <text:p text:style-name="Standard"><text:span text:style-name="T3">(W200mm D140mm H105mm) </text:span></text:p>
      <text:p text:style-name="Standard"><text:span text:style-name="T3">NFS</text:span></text:p>
      <text:p text:style-name="P3"/>
      <text:p text:style-name="Standard"><text:span text:style-name="T2">TOAD teapot: </text:span><text:span text:style-name="T3">stoneware, tin glaze. </text:span></text:p>
      <text:p text:style-name="Standard"><text:span text:style-name="T3">(W200mm D140mm H105mm) </text:span></text:p>
      <text:p text:style-name="Standard"><text:span text:style-name="T2">Price</text:span><text:span text:style-name="T3">: £210 + pp (commission only)</text:span></text:p>
      <text:p text:style-name="P3"/>
      <text:p text:style-name="P3"/>
      <text:p text:style-name="Standard"><text:span text:style-name="T3">—————————————————————————————————-</text:span></text:p>
      <text:p text:style-name="P3"/>
      <text:p text:style-name="P3"/>
      <text:p text:style-name="Standard"><text:soft-page-break/><text:span text:style-name="T1">CUPS</text:span></text:p>
      <text:p text:style-name="P3"/>
      <text:p text:style-name="P3"/>
      <text:p text:style-name="Standard"><text:span text:style-name="T2">APOLLO cup:</text:span><text:span text:style-name="T3"> porcelain, transparent glaze. </text:span></text:p>
      <text:p text:style-name="Standard"><text:span text:style-name="T3">(W155mm D115mm H95mm)</text:span></text:p>
      <text:p text:style-name="Standard"><text:span text:style-name="T2">Price</text:span><text:span text:style-name="T3">: £120 + pp (commission only)</text:span></text:p>
      <text:p text:style-name="P3"/>
      <text:p text:style-name="Standard"><text:span text:style-name="T2">LAVO cup:</text:span><text:span text:style-name="T3"> bone china, transparent glaze. </text:span></text:p>
      <text:p text:style-name="Standard"><text:span text:style-name="T3">(W135mm D97mm H72mm)</text:span></text:p>
      <text:p text:style-name="Standard"><text:span text:style-name="T2">Price</text:span><text:span text:style-name="T3">: £120 + pp (commission only)</text:span></text:p>
      <text:p text:style-name="P3"/>
      <text:p text:style-name="Standard"><text:span text:style-name="T2">MICKEY cup: </text:span><text:span text:style-name="T3">porcelain, transparent glaze. </text:span></text:p>
      <text:p text:style-name="Standard"><text:span text:style-name="T3">(W135mm D105mm H70mm)</text:span></text:p>
      <text:p text:style-name="Standard"><text:span text:style-name="T2">Price</text:span><text:span text:style-name="T3">: £120 + pp (commission only)</text:span></text:p>
      <text:p text:style-name="P3"/>
      <text:p text:style-name="Standard"><text:span text:style-name="T2">TRANSITO cup: </text:span><text:span text:style-name="T3">porcelain, transparent glaze. </text:span></text:p>
      <text:p text:style-name="Standard"><text:span text:style-name="T3">(W138mm D97mm H72mm)</text:span></text:p>
      <text:p text:style-name="Standard"><text:span text:style-name="T2">Price</text:span><text:span text:style-name="T3">: £120 + pp (commission only)</text:span></text:p>
      <text:p text:style-name="P3"/>
      <text:p text:style-name="Standard"><text:span text:style-name="T2">NIPPLES cup: </text:span><text:span text:style-name="T3">Limoges porcelain, embossed lizard pattern on outside bottom surface, transparent glaze.</text:span></text:p>
      <text:p text:style-name="Standard"><text:span text:style-name="T3">(W135mm D100mm H70mm)</text:span></text:p>
      <text:p text:style-name="Standard"><text:span text:style-name="T2">Price:</text:span><text:span text:style-name="T3"> £105 + pp</text:span></text:p>
      <text:p text:style-name="P3"/>
      <text:p text:style-name="Standard"><text:span text:style-name="T2">LACRIMOSE cup: </text:span><text:span text:style-name="T3">porcelain, transparent glaze. </text:span></text:p>
      <text:p text:style-name="Standard"><text:span text:style-name="T3">(W138mm D97mm H72mm)</text:span></text:p>
      <text:p text:style-name="Standard"><text:span text:style-name="T2">Price:</text:span><text:span text:style-name="T3"> £110 + pp (commission only)</text:span></text:p>
      <text:p text:style-name="P3"/>
      <text:p text:style-name="Standard"><text:span text:style-name="T2">CRYSTALLINE cup: </text:span><text:span text:style-name="T3">stoneware, off-white, mid-sheen glaze, cobalt crystalline glaze on outer bottom surface. </text:span></text:p>
      <text:p text:style-name="Standard"><text:span text:style-name="T3">(W138mm D97mm H72mm)</text:span></text:p>
      <text:p text:style-name="Standard"><text:span text:style-name="T2">Price:</text:span><text:span text:style-name="T3"> £110 + pp (commission only)</text:span></text:p>
      <text:p text:style-name="P3"/>
      <text:p text:style-name="Standard"><text:span text:style-name="T2">TRICORNE cup: </text:span><text:span text:style-name="T3">bone china, transparent glaze. </text:span></text:p>
      <text:p text:style-name="Standard"><text:span text:style-name="T3">(W138mm D97mm H65mm)</text:span></text:p>
      <text:p text:style-name="Standard"><text:span text:style-name="T2">Price:</text:span><text:span text:style-name="T3"> £120 + pp (commission only)</text:span></text:p>
      <text:p text:style-name="P3"/>
      <text:p text:style-name="Standard"><text:span text:style-name="T2">NEBULA II cup: </text:span><text:span text:style-name="T3">porcelain, transparent glaze. </text:span></text:p>
      <text:p text:style-name="Standard"><text:span text:style-name="T3">(W135mm D105mm H70mm)</text:span></text:p>
      <text:p text:style-name="Standard"><text:span text:style-name="T2">Price</text:span><text:span text:style-name="T3">: £135 + pp (commission only)</text:span></text:p>
      <text:p text:style-name="P3"/>
      <text:p text:style-name="Standard"><text:span text:style-name="T2">DAVID mug: </text:span><text:span text:style-name="T3">stoneware London clay, transparent glaze. </text:span></text:p>
      <text:p text:style-name="Standard"><text:span text:style-name="T3">(W125mm D80mm H105mm)</text:span></text:p>
      <text:p text:style-name="Standard"><text:span text:style-name="T2">Price</text:span><text:span text:style-name="T3">: £110 + pp (commission only)</text:span></text:p>
      <text:p text:style-name="P3"/>
      <text:p text:style-name="Standard"><text:span text:style-name="T2">OVALS mug: </text:span><text:span text:style-name="T3">stoneware, tin glaze. </text:span></text:p>
      <text:p text:style-name="Standard"><text:soft-page-break/><text:span text:style-name="T3">(W120mm D 80mm H 105mm)</text:span></text:p>
      <text:p text:style-name="Standard"><text:span text:style-name="T2">Price</text:span><text:span text:style-name="T3">: £135 + pp (commission only)</text:span></text:p>
      <text:p text:style-name="P3"/>
      <text:p text:style-name="Standard"><text:span text:style-name="T2">ARES cup: </text:span><text:span text:style-name="T3">porcelain, transparent glaze. </text:span></text:p>
      <text:p text:style-name="Standard"><text:span text:style-name="T3">(W170mm D120mm H70mm)</text:span></text:p>
      <text:p text:style-name="Standard"><text:span text:style-name="T2">Price:</text:span><text:span text:style-name="T3"> £120 + pp</text:span></text:p>
      <text:p text:style-name="P3"/>
      <text:p text:style-name="Standard"><text:span text:style-name="T2">CRADLE egg cup: </text:span><text:span text:style-name="T3">porcelain, colour slip, matt glaze. </text:span></text:p>
      <text:p text:style-name="Standard"><text:span text:style-name="T3">(W148mm D115mm H45mm)</text:span></text:p>
      <text:p text:style-name="Standard"><text:span text:style-name="T2">Price</text:span><text:span text:style-name="T3">: £75 + pp (commission only)</text:span></text:p>
      <text:p text:style-name="P3"/>
      <text:p text:style-name="Standard"><text:span text:style-name="T2">YEMA egg cup; </text:span><text:span text:style-name="T3">Limoges porcelain, transparent glaze over yellow underglaze colour. </text:span></text:p>
      <text:p text:style-name="Standard"><text:span text:style-name="T3">(W148mm D115mm H28mm)</text:span></text:p>
      <text:p text:style-name="Standard"><text:span text:style-name="T2">Price</text:span><text:span text:style-name="T3">: £75 + pp (commission only</text:span></text:p>
      <text:p text:style-name="P3"/>
      <text:p text:style-name="Standard"><text:span text:style-name="T2">CLARA pinch bowls: </text:span><text:span text:style-name="T3">Limoges porcelain. Clockwise from left: tin glaze, matt glaze and transparent glaze.</text:span></text:p>
      <text:p text:style-name="Standard"><text:span text:style-name="T3">(W80mm D53mm H25mm)</text:span></text:p>
      <text:p text:style-name="Standard"><text:span text:style-name="T2">Price</text:span><text:span text:style-name="T3">: £35 + pp</text:span></text:p>
      <text:p text:style-name="P3"/>
      <text:p text:style-name="P3"/>
      <text:p text:style-name="Standard"><text:span text:style-name="T3">———————————————————————————————————</text:span></text:p>
      <text:p text:style-name="P3"/>
      <text:p text:style-name="P3"/>
      <text:p text:style-name="Standard"><text:span text:style-name="T3">JUGS</text:span></text:p>
      <text:p text:style-name="P3"/>
      <text:p text:style-name="P3"/>
      <text:p text:style-name="Standard"><text:span text:style-name="T2">COLOM jug: </text:span><text:span text:style-name="T3">porcelain, burnished exterior, white gloss glaze interior.</text:span></text:p>
      <text:p text:style-name="Standard"><text:span text:style-name="T3">(W160mm D80mm H140mm)</text:span></text:p>
      <text:p text:style-name="Standard"><text:span text:style-name="T2">Price</text:span><text:span text:style-name="T3">: £140 + pp </text:span></text:p>
      <text:p text:style-name="P3"/>
      <text:p text:style-name="Standard"><text:span text:style-name="T2">LIZARD jug: </text:span><text:span text:style-name="T3">porcelain, embossed lizard skin pattern exterior, white gloss glaze interior. (W85mm D74mm H160mm) </text:span><text:span text:style-name="T2">Price</text:span><text:span text:style-name="T3">: £120 + pp</text:span></text:p>
      <text:p text:style-name="P3"/>
      <text:p text:style-name="Standard"><text:span text:style-name="T2">CARRARA jug:</text:span><text:span text:style-name="T3"> flax paper porcelain, dolomite glaze. (W155mm D92mm H75mm) </text:span><text:span text:style-name="T2">Price: </text:span><text:span text:style-name="T3">£90 + pp</text:span></text:p>
      <text:p text:style-name="P3"/>
      <text:p text:style-name="Standard"><text:span text:style-name="T2">GLAM jug:</text:span><text:span text:style-name="T3"> flax paper porcelain, transparent glaze. (W155mm D92mm H75mm) </text:span><text:span text:style-name="T2">Price: </text:span><text:span text:style-name="T3">£140 + pp</text:span></text:p>
      <text:p text:style-name="P3"/>
      <text:p text:style-name="P3"/>
      <text:p text:style-name="Standard"><text:span text:style-name="T2">CHILLAX jug: </text:span><text:span text:style-name="T3">bone china, clear glaze. (W180mm D110mm H90mm) </text:span><text:span text:style-name="T2">Price:</text:span><text:span text:style-name="T3"> £150 + pp</text:span></text:p>
      <text:p text:style-name="P2"/>
      <text:p text:style-name="Standard"><text:soft-page-break/><text:span text:style-name="T1">MILK MAID jug</text:span><text:span text:style-name="T2">:</text:span><text:span text:style-name="T1"> </text:span><text:span text:style-name="T3">porcelain, burnished exterior, blue glaze interior. </text:span><text:span text:style-name="T4">(</text:span><text:span text:style-name="T3">W135mm D100mm H93mm</text:span><text:span text:style-name="T4">) </text:span><text:span text:style-name="T2">Price:</text:span><text:span text:style-name="T3"> £150 + pp</text:span></text:p>
      <text:p text:style-name="P3"/>
      <text:p text:style-name="Standard"><text:span text:style-name="T2">OVAL OVAL jug: </text:span><text:span text:style-name="T3">porcelain, burnished exterior white tin glaze interior. (W170mm D108mm H130mm) </text:span><text:span text:style-name="T2">Price</text:span><text:span text:style-name="T3">: £150 + pp</text:span></text:p>
      <text:p text:style-name="P3"/>
      <text:p text:style-name="Standard"><text:span text:style-name="T2">MALLARD jug: </text:span><text:span text:style-name="T3">stoneware paper flax clay, red speckled glaze (W130mm D93mm H72mm) </text:span><text:span text:style-name="T2">Price:</text:span><text:span text:style-name="T3"> £130 + pp</text:span></text:p>
      <text:p text:style-name="P3"/>
      <text:p text:style-name="Standard"><text:span text:style-name="T2">CHAOS jug: s</text:span><text:span text:style-name="T3">toneware, wax resist pattern on front face, tin glaze. (W153mm D94mm H155mm) </text:span><text:span text:style-name="T2">Price</text:span><text:span text:style-name="T3">: Jug £170 + pp (commission only)</text:span></text:p>
      <text:p text:style-name="P3"/>
      <text:p text:style-name="Standard"><text:span text:style-name="T1">LOOP jug:</text:span><text:span text:style-name="T3"> stoneware, semi-opaque green glaze. (W163mm D120mm H135mm) </text:span><text:span text:style-name="T1">Price:</text:span><text:span text:style-name="T3"> 140 + pp (commission only)</text:span></text:p>
      <text:p text:style-name="P3"/>
      <text:p text:style-name="Standard"><text:span text:style-name="T2">BIRD jug: </text:span><text:span text:style-name="T3">stoneware, blue underglaze colour inside spout and outside bottom surface, clear glaze. Medium size (W160mm D80mm H140mm) </text:span><text:span text:style-name="T1">Price:</text:span><text:span text:style-name="T3"> 150 + pp</text:span></text:p>
      <text:p text:style-name="P3"/>
      <text:p text:style-name="Standard"><text:span text:style-name="T2">LILA jug: </text:span><text:span text:style-name="T3">stoneware, dolomite lilac glaze. (W163mm D110mm H135mm) </text:span><text:span text:style-name="T2">Price</text:span><text:span text:style-name="T3">: Jug £120 + pp</text:span></text:p>
      <text:p text:style-name="P3"/>
      <text:p text:style-name="P3"/>
      <text:p text:style-name="Standard"><text:span text:style-name="T3">————————————————————————————————————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1">BOWLS</text:span></text:p>
      <text:p text:style-name="P3"/>
      <text:p text:style-name="P3"/>
      <text:p text:style-name="Standard"><text:span text:style-name="T2">GLAM bowl: </text:span><text:span text:style-name="T3">white stoneware, clear glaze. (W350mm D205mm H65mm) </text:span><text:span text:style-name="T2">Price:</text:span><text:span text:style-name="T3"> £180 + pp</text:span></text:p>
      <text:p text:style-name="P3"/>
      <text:p text:style-name="Standard"><text:span text:style-name="T1">CHAMBA GHOST I bowl:</text:span><text:span text:style-name="T3"> stoneware, burnished exterior, tin glaze over translucent white glaze interior. </text:span><text:span text:style-name="T2">Price:</text:span><text:span text:style-name="T3"> £160 + pp</text:span></text:p>
      <text:p text:style-name="P3"/>
      <text:p text:style-name="Standard"><text:soft-page-break/><text:span text:style-name="T1">SPLASH bowl:</text:span><text:span text:style-name="T3"> stoneware, two in one: cheese board one side, bowl on the reverse. Black engobe design over white slip. W300mm D245mm H55mm </text:span><text:span text:style-name="T2">Price:</text:span><text:span text:style-name="T3"> £180 + pp</text:span></text:p>
      <text:p text:style-name="P3"/>
      <text:p text:style-name="Standard"><text:span text:style-name="T2">CARRARA sugar pot</text:span><text:span text:style-name="T3">: flax paper porcelain, dolomite glaze. (Ø92mm H70mm) </text:span><text:span text:style-name="T2">Price:</text:span><text:span text:style-name="T3"> Sugar pot £140 + pp</text:span></text:p>
      <text:p text:style-name="P3"/>
      <text:p text:style-name="Standard"><text:span text:style-name="T2">POND bowl: </text:span><text:span text:style-name="T3">stoneware, white slip with black and grey mocha design interior, black slip exterior, clear glaze. (Ø190mm H48mm) </text:span><text:span text:style-name="T2">Price:</text:span><text:span text:style-name="T3"> £60 + pp</text:span></text:p>
      <text:p text:style-name="P3"/>
      <text:p text:style-name="Standard"><text:span text:style-name="T2">SUGAR BABE sugar pot: </text:span><text:span text:style-name="T3">porcelain, burnish exterior, pale blue glaze interior (W150mm D100mm H125mm) </text:span><text:span text:style-name="T2">Price:</text:span><text:span text:style-name="T3"> £180 + pp</text:span></text:p>
      <text:p text:style-name="P3"/>
      <text:p text:style-name="Standard"><text:span text:style-name="T1">RAIN dish:</text:span><text:span text:style-name="T3"> stoneware, intaglio pattern, clear green glaze over semi-translucent white glaze. (Ø 380mm H45mm) </text:span><text:span text:style-name="T2">Price:</text:span><text:span text:style-name="T3"> £160 + pp</text:span></text:p>
      <text:p text:style-name="P3"/>
      <text:p text:style-name="Standard"><text:span text:style-name="T1">CASSIUS bowl:</text:span><text:span text:style-name="T3"> porcelain, blue slip under translucent green glaze. (Ø120mm H60mm) NFS</text:span></text:p>
      <text:p text:style-name="P3"/>
      <text:p text:style-name="Standard"><text:span text:style-name="T1">HESTIA bowl:</text:span><text:span text:style-name="T3"> stoneware, grey slip pattern interior, tin glaze all over. (Ø110mm H50mm</text:span><text:span text:style-name="T5">)</text:span><text:span text:style-name="T3"> </text:span><text:span text:style-name="T2">Price:</text:span><text:span text:style-name="T3"> £60 + pp</text:span></text:p>
      <text:p text:style-name="P3"/>
      <text:p text:style-name="Standard"><text:span text:style-name="T1">HOMBRO bowl:</text:span><text:span text:style-name="T3"> thrown terracotta, burnish brown slip exterior, honey glaze interior. (Ø195mm H72mm) </text:span><text:span text:style-name="T1">Price:</text:span><text:span text:style-name="T3"> £60 + pp</text:span></text:p>
      <text:p text:style-name="P3"/>
      <text:p text:style-name="Standard"><text:span text:style-name="T2">NUT bowl:</text:span><text:span text:style-name="T3"> thrown terracotta, black slip ring border under honey glaze interior, burnished black slip exterior (Ø175mm H60mm) </text:span><text:span text:style-name="T2">Price:</text:span><text:span text:style-name="T3"> £60 + pp</text:span></text:p>
      <text:p text:style-name="P3"/>
      <text:p text:style-name="Standard"><text:span text:style-name="T2">SATURN vessel:</text:span><text:span text:style-name="T3"> thrown terracotta, burnished black slip exterior, iron oxide ring over terracotta neck, translucent cobalt blue glaze interior. (Ø190mm H110mm) </text:span><text:span text:style-name="T2">Price:</text:span><text:span text:style-name="T3"> £110 + pp</text:span></text:p>
      <text:p text:style-name="P3"/>
      <text:p text:style-name="Standard"><text:span text:style-name="T1">IT DYNASTY bowl:</text:span><text:span text:style-name="T3"> porcelain, burnished exterior, translucent yellow glaze over clear glaze interior. (Ø180mm H68mm) </text:span><text:span text:style-name="T1">Price:</text:span><text:span text:style-name="T3"> £120 + pp</text:span></text:p>
      <text:p text:style-name="P3"/>
      <text:p text:style-name="Standard"><text:span text:style-name="T2">WICKED II bowl: </text:span><text:span text:style-name="T3">stoneware, black metallic glaze. (W165mm D120mm H45mm) </text:span><text:span text:style-name="T2">Price:</text:span><text:span text:style-name="T3"> £110 + pp</text:span></text:p>
      <text:p text:style-name="P3"/>
      <text:p text:style-name="Standard"><text:span text:style-name="T2">MALLARD sugar pot: </text:span><text:span text:style-name="T3">stoneware, paper flax clay and red speckled glaze  <text:s/>(Ø100mm H80mm) </text:span><text:span text:style-name="T2">Prices: </text:span><text:span text:style-name="T3">£90 + pp Milk jug £140 + pp</text:span></text:p>
      <text:p text:style-name="P3"/>
      <text:p text:style-name="Standard"><text:span text:style-name="T1">VICTOR bowl:</text:span><text:span text:style-name="T3"> stoneware, two in one: cheese board one side, bowl on the reverse. Intaglio pattern, sand-blasted transparent glaze exterior, transparent gloss glaze interior. (W30mm D275mm H50mm) </text:span><text:span text:style-name="T1">Price:</text:span><text:span text:style-name="T3"> £180 + pp</text:span></text:p>
      <text:p text:style-name="P3"/>
      <text:p text:style-name="Standard"><text:soft-page-break/><text:span text:style-name="T2">WICKED III bowl: </text:span><text:span text:style-name="T3">stoneware T material, shun glaze. (W28mm D248mm H78mm) </text:span><text:span text:style-name="T2">Price:</text:span><text:span text:style-name="T3"> £180 + pp</text:span></text:p>
      <text:p text:style-name="P3"/>
      <text:p text:style-name="Standard"><text:span text:style-name="T1">VICTOR II fruit bowl: </text:span><text:span text:style-name="T3">stoneware, intaglio pattern and translucent matt white glaze. (W345mm D345mm H120mm) </text:span><text:span text:style-name="T1">Price:</text:span><text:span text:style-name="T3"> £180 + pp</text:span></text:p>
      <text:p text:style-name="P3"/>
      <text:p text:style-name="P3"/>
      <text:p text:style-name="Standard"><text:span text:style-name="T3">————————————————————————————————————</text:span></text:p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1">VASES</text:span></text:p>
      <text:p text:style-name="P3"/>
      <text:p text:style-name="P3"/>
      <text:p text:style-name="Standard"><text:span text:style-name="T1">ARCTIC EGG vase:</text:span><text:span text:style-name="T3"> porcelain, burnished outer surface, translucent pale blue glaze over blue grey slip interior. (W140mm D135mm H175mm) </text:span><text:span text:style-name="T1">Price:</text:span><text:span text:style-name="T3"> £260 + pp</text:span></text:p>
      <text:p text:style-name="P3"/>
      <text:p text:style-name="Standard"><text:span text:style-name="T1">CROC vase: </text:span><text:span text:style-name="T3">porcelain, embossed crocodile pattern with clear glaze wash on exterior surface and green glaze interior. (W125mm D43mm H182mm) </text:span><text:span text:style-name="T1">Price:</text:span><text:span text:style-name="T3"> £130 + pp</text:span></text:p>
      <text:p text:style-name="P3"/>
      <text:p text:style-name="Standard"><text:span text:style-name="T1">SCROLL II vase: </text:span><text:span text:style-name="T3">stoneware, dolomite glaze exterior and gloss white glaze interior. (H328mm W200mm D110mm) </text:span><text:span text:style-name="T1">Price: </text:span><text:span text:style-name="T3">£230 + pp</text:span></text:p>
      <text:p text:style-name="P3"/>
      <text:p text:style-name="Standard"><text:span text:style-name="T1">SCROLL vase: </text:span><text:span text:style-name="T3">porcelain, matt white glaze exterior and gloss white glaze interior. (W125mm D43mm H182mm) </text:span><text:span text:style-name="T1">Price:</text:span><text:span text:style-name="T3"> £130 + pp</text:span></text:p>
      <text:p text:style-name="P3"/>
      <text:p text:style-name="Standard"><text:span text:style-name="T2">CREEPER vase:</text:span><text:span text:style-name="T3"> stoneware, semi-matt off-white glaze interior, crystalline cobalt blue glaze exterior. (W98mm D85mm H183mm) </text:span><text:span text:style-name="T1">Price:</text:span><text:span text:style-name="T3"> £130 + pp</text:span></text:p>
      <text:p text:style-name="P3"/>
      <text:p text:style-name="Standard"><text:span text:style-name="T1">VOLCANIC EGG vase: </text:span><text:span text:style-name="T3">earthenware, burnished pale blue-green outer surface, honey glaze over ochre underglaze colour interior. (150mm D140mm H190mm) </text:span><text:span text:style-name="T1">Price:</text:span><text:span text:style-name="T3"> £240 + pp</text:span></text:p>
      <text:p text:style-name="P3"/>
      <text:p text:style-name="Standard"><text:span text:style-name="T1">HECTOR vessel:</text:span><text:span text:style-name="T3"> thrown terracotta, burnished vitreous slip exterior, translucent cobalt blue interior. (Ø150mm H140mm) </text:span><text:span text:style-name="T1">Price:</text:span><text:span text:style-name="T3"> £130 + pp</text:span></text:p>
      <text:p text:style-name="P3"/>
      <text:p text:style-name="Standard"><text:span text:style-name="T1">SCROLL I vase:</text:span><text:span text:style-name="T3"> porcelain, green glaze. (W110mm D43mm H182mm) </text:span><text:span text:style-name="T1">Price: </text:span><text:span text:style-name="T3">£130 + pp</text:span></text:p>
      <text:p text:style-name="P3"/>
      <text:p text:style-name="Standard"><text:span text:style-name="T1">MOLTEN vase: </text:span><text:span text:style-name="T3">stoneware, semi-matt, off-white glaze interior and cobalt blue crystalline glaze exterior.  (Ø95mm H185mm) </text:span><text:span text:style-name="T1">Price:</text:span><text:span text:style-name="T3"> £90 + pp</text:span></text:p>
      <text:p text:style-name="P3"><text:soft-page-break/></text:p>
      <text:p text:style-name="Standard"><text:span text:style-name="T1">RADII vase:</text:span><text:span text:style-name="T3"> stoneware, intaglio pattern and dolomite glaze. (Ø120mm H90mm) NFS</text:span></text:p>
      <text:p text:style-name="P3"/>
      <text:p text:style-name="Standard"><text:span text:style-name="T1">DONNA solitaire:</text:span><text:span text:style-name="T3"> thrown terracotta, mid-sheen white glaze. (Ø140mm H12mm) </text:span><text:span text:style-name="T1">Price:</text:span><text:span text:style-name="T3"> £70 + pp</text:span></text:p>
      <text:p text:style-name="P3"/>
      <text:p text:style-name="Standard"><text:span text:style-name="T1">BLUSH solitaire:</text:span><text:span text:style-name="T3"> thrown terracotta, mid-sheen white glaze, pink blush on bottom half.(Ø150mm H14mm) </text:span><text:span text:style-name="T1">Price:</text:span><text:span text:style-name="T3"> £60 + pp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ourier" fo:font-size="12pt" fo:language="en" fo:country="GB" style:letter-kerning="true" style:font-name-asian="ＭＳ 明朝" style:font-size-asian="10pt" style:language-asian="ja" style:country-asian="JP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ourier" fo:font-size="12pt" fo:language="en" fo:country="GB" style:letter-kerning="true" style:font-name-asian="ＭＳ 明朝" style:font-size-asian="10pt" style:language-asian="ja" style:country-asian="JP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language-asian="en" style:country-asian="US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Drake</meta:initial-creator>
    <meta:editing-cycles>29</meta:editing-cycles>
    <meta:creation-date>2018-06-23T13:37:00</meta:creation-date>
    <dc:date>2018-07-17T13:21:24.255223124</dc:date>
    <meta:editing-duration>PT1H24M2S</meta:editing-duration>
    <meta:generator>LibreOffice/5.1.6.2$Linux_X86_64 LibreOffice_project/10m0$Build-2</meta:generator>
    <meta:document-statistic meta:table-count="0" meta:image-count="0" meta:object-count="0" meta:page-count="9" meta:paragraph-count="152" meta:word-count="1460" meta:character-count="9663" meta:non-whitespace-character-count="831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